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// -- LEVEL 1</text:p>
      <text:p text:style-name="Standard">//// -- Tables and References</text:p>
      <text:p text:style-name="Standard"/>
      <text:p text:style-name="Standard">// Creating tables</text:p>
      <text:p text:style-name="Standard">Table machines {</text:p>
      <text:p text:style-name="Standard"><text:s text:c="2"/>id int [pk, increment]// auto-increment</text:p>
      <text:p text:style-name="Standard"><text:s text:c="2"/>name varchar</text:p>
      <text:p text:style-name="Standard">}</text:p>
      <text:p text:style-name="Standard"/>
      <text:p text:style-name="Standard">Table failures {</text:p>
      <text:p text:style-name="Standard"><text:s text:c="2"/>id int [pk, increment]</text:p>
      <text:p text:style-name="Standard"><text:s text:c="2"/>name varchar</text:p>
      <text:p text:style-name="Standard"><text:s text:c="2"/>description varchar</text:p>
      <text:p text:style-name="Standard"><text:s/>}</text:p>
      <text:p text:style-name="Standard"><text:s/></text:p>
      <text:p text:style-name="Standard">Table fault_parts{</text:p>
      <text:p text:style-name="Standard"><text:s text:c="3"/>id int [pk, increment]</text:p>
      <text:p text:style-name="Standard"><text:s text:c="3"/>id_machine int</text:p>
      <text:p text:style-name="Standard"><text:s text:c="3"/>id_failure int</text:p>
      <text:p text:style-name="Standard"><text:s text:c="3"/>pos_y int</text:p>
      <text:p text:style-name="Standard"><text:s text:c="3"/>pos_x int</text:p>
      <text:p text:style-name="Standard"><text:s text:c="3"/>rated_at timestamp</text:p>
      <text:p text:style-name="Standard">}</text:p>
      <text:p text:style-name="Standard"/>
      <text:p text:style-name="Standard">// Creating references</text:p>
      <text:p text:style-name="Standard">// You can also define relaionship separately</text:p>
      <text:p text:style-name="Standard">// &gt; many-to-one; &lt; one-to-many; - one-to-one</text:p>
      <text:p text:style-name="Standard">Ref: fault_parts.id_failure &gt; failures.id <text:s/></text:p>
      <text:p text:style-name="Standard">Ref: fault_parts.id_machine &gt; machines.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4:46:50.297740061</meta:creation-date>
    <dc:date>2020-11-26T14:47:22.212845743</dc:date>
    <meta:editing-duration>PT35S</meta:editing-duration>
    <meta:editing-cycles>1</meta:editing-cycles>
    <meta:document-statistic meta:table-count="0" meta:image-count="0" meta:object-count="0" meta:page-count="1" meta:paragraph-count="26" meta:word-count="77" meta:character-count="531" meta:non-whitespace-character-count="447"/>
    <meta:generator>LibreOffice/6.4.6.2$Linux_X86_64 LibreOffice_project/40$Build-2</meta:generator>
  </office:meta>
</office:document-meta>
</file>